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5.00pt" fo:font-weight="bold" fo:font-family="'Liberation Serif'" style:font-family-asian="'Liberation Serif'" style:font-family-complex="'Liberation Serif'" fo:background-color="transparent" fo:color="#780373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8" style:family="text">
      <style:text-properties fo:font-size="10.00pt" fo:font-weight="normal" fo:font-family="AnjaliOldLipi" style:font-family-asian="AnjaliOldLipi" style:font-family-complex="AnjaliOldLipi" fo:background-color="#ffffff" fo:color="#008000"/>
    </style:style>
    <style:style style:name="T9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1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12" style:family="text">
      <style:text-properties fo:font-size="10.00pt" fo:font-weight="normal" fo:font-family="AnjaliOldLipi" style:font-family-asian="AnjaliOldLipi" style:font-family-complex="AnjaliOldLipi" fo:background-color="#ffffff" fo:color="#008000"/>
    </style:style>
    <style:style style:name="T13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5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16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7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8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9" style:family="text">
      <style:text-properties fo:font-size="10.00pt" fo:font-weight="normal" fo:font-family="AnjaliOldLipi" style:font-family-asian="AnjaliOldLipi" style:font-family-complex="AnjaliOldLipi" fo:background-color="#ffffff" fo:color="#2196f3"/>
    </style:style>
    <style:style style:name="T20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1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2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3" style:family="text">
      <style:text-properties fo:font-size="10.00pt" fo:font-weight="normal" fo:font-family="AnjaliOldLipi" style:font-family-asian="AnjaliOldLipi" style:font-family-complex="AnjaliOldLipi" fo:background-color="#ffffff" fo:color="#2196f3"/>
    </style:style>
    <style:style style:name="T24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6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7" style:family="text">
      <style:text-properties fo:font-size="10.00pt" fo:font-weight="normal" fo:font-family="AnjaliOldLipi" style:font-family-asian="AnjaliOldLipi" style:font-family-complex="AnjaliOldLipi" fo:background-color="#ffffff" fo:color="#2196f3"/>
    </style:style>
    <style:style style:name="T28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9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0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31" style:family="text">
      <style:text-properties fo:font-size="10.00pt" fo:font-weight="normal" fo:font-family="AnjaliOldLipi" style:font-family-asian="AnjaliOldLipi" style:font-family-complex="AnjaliOldLipi" fo:background-color="#ffffff" fo:color="#2196f3"/>
    </style:style>
    <style:style style:name="T32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33" style:family="text">
      <style:text-properties fo:font-size="10.00pt" fo:font-weight="normal" fo:font-family="AnjaliOldLipi" style:font-family-asian="AnjaliOldLipi" style:font-family-complex="AnjaliOldLipi" fo:background-color="#ffffff" fo:color="#008000"/>
    </style:style>
    <style:style style:name="T3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5" style:family="text">
      <style:text-properties fo:font-size="10.00pt" fo:font-weight="normal" fo:font-family="AnjaliOldLipi" style:font-family-asian="AnjaliOldLipi" style:font-family-complex="AnjaliOldLipi" fo:background-color="#ffffff" fo:color="#008000"/>
    </style:style>
    <style:style style:name="T36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37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38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39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0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41" style:family="text">
      <style:text-properties fo:font-size="10.00pt" fo:font-weight="normal" fo:font-family="AnjaliOldLipi" style:font-family-asian="AnjaliOldLipi" style:font-family-complex="AnjaliOldLipi" fo:background-color="#ffffff" fo:color="#2196f3"/>
    </style:style>
    <style:style style:name="T42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4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4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4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6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47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48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49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0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51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52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53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5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55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56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57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58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59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6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1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62" style:family="text">
      <style:text-properties fo:font-size="10.00pt" fo:font-weight="normal" fo:font-family="AnjaliOldLipi" style:font-family-asian="AnjaliOldLipi" style:font-family-complex="AnjaliOldLipi" fo:background-color="#ffffff" fo:color="#808000"/>
    </style:style>
    <style:style style:name="T6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4" style:family="text">
      <style:text-properties fo:font-size="10.00pt" fo:font-weight="normal" fo:font-family="AnjaliOldLipi" style:font-family-asian="AnjaliOldLipi" style:font-family-complex="AnjaliOldLipi" fo:background-color="#ffffff" fo:color="#808000"/>
    </style:style>
    <style:style style:name="T65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66" style:family="text">
      <style:text-properties fo:font-size="10.00pt" fo:font-weight="normal" fo:font-family="AnjaliOldLipi" style:font-family-asian="AnjaliOldLipi" style:font-family-complex="AnjaliOldLipi" fo:background-color="#ffffff" fo:color="#2196f3"/>
    </style:style>
    <style:style style:name="T67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6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69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7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1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72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73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74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7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76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77" style:family="text">
      <style:text-properties fo:font-size="10.00pt" fo:font-weight="normal" fo:font-family="AnjaliOldLipi" style:font-family-asian="AnjaliOldLipi" style:font-family-complex="AnjaliOldLipi" fo:background-color="#ffffff" fo:color="#660e7a"/>
    </style:style>
    <style:style style:name="T78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79" style:family="text">
      <style:text-properties fo:font-size="10.00pt" fo:font-weight="normal" fo:font-family="AnjaliOldLipi" style:font-family-asian="AnjaliOldLipi" style:font-family-complex="AnjaliOldLipi" fo:background-color="#ffffff" fo:color="#0000ff"/>
    </style:style>
    <style:style style:name="T80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81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2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83" style:family="text">
      <style:text-properties fo:font-size="10.00pt" fo:font-weight="normal" fo:font-family="AnjaliOldLipi" style:font-family-asian="AnjaliOldLipi" style:font-family-complex="AnjaliOldLipi" fo:background-color="#ffffff" fo:color="#660e7a"/>
    </style:style>
    <style:style style:name="T84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85" style:family="text">
      <style:text-properties fo:font-size="10.00pt" fo:font-weight="normal" fo:font-family="AnjaliOldLipi" style:font-family-asian="AnjaliOldLipi" style:font-family-complex="AnjaliOldLipi" fo:background-color="#ffffff" fo:color="#0000ff"/>
    </style:style>
    <style:style style:name="T86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87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88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89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90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91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2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9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94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95" style:family="text">
      <style:text-properties fo:font-size="10.00pt" fo:font-weight="normal" fo:font-family="AnjaliOldLipi" style:font-family-asian="AnjaliOldLipi" style:font-family-complex="AnjaliOldLipi" fo:background-color="#ffffff" fo:color="#660e7a"/>
    </style:style>
    <style:style style:name="T96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97" style:family="text">
      <style:text-properties fo:font-size="10.00pt" fo:font-weight="normal" fo:font-family="AnjaliOldLipi" style:font-family-asian="AnjaliOldLipi" style:font-family-complex="AnjaliOldLipi" fo:background-color="#ffffff" fo:color="#2196f3"/>
    </style:style>
    <style:style style:name="T98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99" style:family="text">
      <style:text-properties fo:font-size="10.00pt" fo:font-weight="normal" fo:font-family="AnjaliOldLipi" style:font-family-asian="AnjaliOldLipi" style:font-family-complex="AnjaliOldLipi" fo:background-color="#ffffff" fo:color="#0000ff"/>
    </style:style>
    <style:style style:name="T100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01" style:family="text">
      <style:text-properties fo:font-size="10.00pt" fo:font-weight="normal" fo:font-family="AnjaliOldLipi" style:font-family-asian="AnjaliOldLipi" style:font-family-complex="AnjaliOldLipi" fo:background-color="#ffffff" fo:color="#0000ff"/>
    </style:style>
    <style:style style:name="T102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0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04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05" style:family="text">
      <style:text-properties fo:font-size="10.00pt" fo:font-weight="normal" fo:font-family="AnjaliOldLipi" style:font-family-asian="AnjaliOldLipi" style:font-family-complex="AnjaliOldLipi" fo:background-color="#ffffff" fo:color="#660e7a"/>
    </style:style>
    <style:style style:name="T106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07" style:family="text">
      <style:text-properties fo:font-size="10.00pt" fo:font-weight="normal" fo:font-family="AnjaliOldLipi" style:font-family-asian="AnjaliOldLipi" style:font-family-complex="AnjaliOldLipi" fo:background-color="#ffffff" fo:color="#2196f3"/>
    </style:style>
    <style:style style:name="T108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09" style:family="text">
      <style:text-properties fo:font-size="10.00pt" fo:font-weight="normal" fo:font-family="AnjaliOldLipi" style:font-family-asian="AnjaliOldLipi" style:font-family-complex="AnjaliOldLipi" fo:background-color="#ffffff" fo:color="#0000ff"/>
    </style:style>
    <style:style style:name="T110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11" style:family="text">
      <style:text-properties fo:font-size="10.00pt" fo:font-weight="normal" fo:font-family="AnjaliOldLipi" style:font-family-asian="AnjaliOldLipi" style:font-family-complex="AnjaliOldLipi" fo:background-color="#ffffff" fo:color="#0000ff"/>
    </style:style>
    <style:style style:name="T112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1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14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1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16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17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18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19" style:family="text">
      <style:text-properties fo:font-size="10.00pt" fo:font-weight="normal" fo:font-family="AnjaliOldLipi" style:font-family-asian="AnjaliOldLipi" style:font-family-complex="AnjaliOldLipi" fo:background-color="#ffffff" fo:color="#808000"/>
    </style:style>
    <style:style style:name="T12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21" style:family="text">
      <style:text-properties fo:font-size="10.00pt" fo:font-weight="normal" fo:font-family="AnjaliOldLipi" style:font-family-asian="AnjaliOldLipi" style:font-family-complex="AnjaliOldLipi" fo:background-color="#ffffff" fo:color="#808000"/>
    </style:style>
    <style:style style:name="T122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2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24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25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126" style:family="text">
      <style:text-properties fo:font-size="10.00pt" fo:font-weight="normal" fo:font-family="AnjaliOldLipi" style:font-family-asian="AnjaliOldLipi" style:font-family-complex="AnjaliOldLipi" fo:background-color="#ffffff" fo:color="#2196f3"/>
    </style:style>
    <style:style style:name="T127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2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29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30" style:family="text">
      <style:text-properties fo:font-size="10.00pt" fo:font-weight="normal" fo:font-family="AnjaliOldLipi" style:font-family-asian="AnjaliOldLipi" style:font-family-complex="AnjaliOldLipi" fo:background-color="#ffffff" fo:color="#2196f3"/>
    </style:style>
    <style:style style:name="T131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3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33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34" style:family="text">
      <style:text-properties fo:font-size="10.00pt" fo:font-weight="normal" fo:font-family="AnjaliOldLipi" style:font-family-asian="AnjaliOldLipi" style:font-family-complex="AnjaliOldLipi" fo:background-color="#ffffff" fo:color="#2196f3"/>
    </style:style>
    <style:style style:name="T135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3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37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3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39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40" style:family="text">
      <style:text-properties fo:font-size="10.00pt" fo:font-weight="normal" fo:font-family="AnjaliOldLipi" style:font-family-asian="AnjaliOldLipi" style:font-family-complex="AnjaliOldLipi" fo:background-color="#ffffff" fo:color="#2196f3"/>
    </style:style>
    <style:style style:name="T141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4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43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44" style:family="text">
      <style:text-properties fo:font-size="10.00pt" fo:font-weight="normal" fo:font-family="AnjaliOldLipi" style:font-family-asian="AnjaliOldLipi" style:font-family-complex="AnjaliOldLipi" fo:background-color="#ffffff" fo:color="#0000ff"/>
    </style:style>
    <style:style style:name="T145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4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47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48" style:family="text">
      <style:text-properties fo:font-size="10.00pt" fo:font-weight="normal" fo:font-family="AnjaliOldLipi" style:font-family-asian="AnjaliOldLipi" style:font-family-complex="AnjaliOldLipi" fo:background-color="#ffffff" fo:color="#2196f3"/>
    </style:style>
    <style:style style:name="T149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5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51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52" style:family="text">
      <style:text-properties fo:font-size="10.00pt" fo:font-weight="normal" fo:font-family="AnjaliOldLipi" style:font-family-asian="AnjaliOldLipi" style:font-family-complex="AnjaliOldLipi" fo:background-color="#ffffff" fo:color="#000000" fo:font-style="italic"/>
    </style:style>
    <style:style style:name="T153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5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55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56" style:family="text">
      <style:text-properties fo:font-size="10.00pt" fo:font-weight="normal" fo:font-family="AnjaliOldLipi" style:font-family-asian="AnjaliOldLipi" style:font-family-complex="AnjaliOldLipi" fo:background-color="#ffffff" fo:color="#660e7a" fo:font-style="italic"/>
    </style:style>
    <style:style style:name="T157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58" style:family="text">
      <style:text-properties fo:font-size="10.00pt" fo:font-weight="normal" fo:font-family="AnjaliOldLipi" style:font-family-asian="AnjaliOldLipi" style:font-family-complex="AnjaliOldLipi" fo:background-color="#ffffff" fo:color="#660e7a" fo:font-style="italic"/>
    </style:style>
    <style:style style:name="T159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6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61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62" style:family="text">
      <style:text-properties fo:font-size="10.00pt" fo:font-weight="normal" fo:font-family="AnjaliOldLipi" style:font-family-asian="AnjaliOldLipi" style:font-family-complex="AnjaliOldLipi" fo:background-color="#ffffff" fo:color="#2196f3"/>
    </style:style>
    <style:style style:name="T163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64" style:family="text">
      <style:text-properties fo:font-size="10.00pt" fo:font-weight="normal" fo:font-family="AnjaliOldLipi" style:font-family-asian="AnjaliOldLipi" style:font-family-complex="AnjaliOldLipi" fo:background-color="#ffffff" fo:color="#2196f3"/>
    </style:style>
    <style:style style:name="T165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66" style:family="text">
      <style:text-properties fo:font-size="10.00pt" fo:font-weight="normal" fo:font-family="AnjaliOldLipi" style:font-family-asian="AnjaliOldLipi" style:font-family-complex="AnjaliOldLipi" fo:background-color="#ffffff" fo:color="#008000"/>
    </style:style>
    <style:style style:name="T167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68" style:family="text">
      <style:text-properties fo:font-size="10.00pt" fo:font-weight="normal" fo:font-family="AnjaliOldLipi" style:font-family-asian="AnjaliOldLipi" style:font-family-complex="AnjaliOldLipi" fo:background-color="#ffffff" fo:color="#660e7a"/>
    </style:style>
    <style:style style:name="T169" style:family="text">
      <style:text-properties fo:font-size="10.00pt" fo:font-weight="normal" fo:font-family="AnjaliOldLipi" style:font-family-asian="AnjaliOldLipi" style:font-family-complex="AnjaliOldLipi" fo:background-color="#ffffff" fo:color="#008000"/>
    </style:style>
    <style:style style:name="T170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71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72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7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74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7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76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77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78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79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80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81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82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83" style:family="text">
      <style:text-properties fo:font-size="10.00pt" fo:font-weight="normal" fo:font-family="AnjaliOldLipi" style:font-family-asian="AnjaliOldLipi" style:font-family-complex="AnjaliOldLipi" fo:background-color="#ffffff" fo:color="#2196f3"/>
    </style:style>
    <style:style style:name="T184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85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86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87" style:family="text">
      <style:text-properties fo:font-size="10.00pt" fo:font-weight="normal" fo:font-family="AnjaliOldLipi" style:font-family-asian="AnjaliOldLipi" style:font-family-complex="AnjaliOldLipi" fo:background-color="#ffffff" fo:color="#0000ff"/>
    </style:style>
    <style:style style:name="T188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89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90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91" style:family="text">
      <style:text-properties fo:font-size="10.00pt" fo:font-weight="normal" fo:font-family="AnjaliOldLipi" style:font-family-asian="AnjaliOldLipi" style:font-family-complex="AnjaliOldLipi" fo:background-color="#ffffff" fo:color="#2196f3"/>
    </style:style>
    <style:style style:name="T192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9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94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95" style:family="text">
      <style:text-properties fo:font-size="10.00pt" fo:font-weight="normal" fo:font-family="AnjaliOldLipi" style:font-family-asian="AnjaliOldLipi" style:font-family-complex="AnjaliOldLipi" fo:background-color="#ffffff" fo:color="#000000" fo:font-style="italic"/>
    </style:style>
    <style:style style:name="T196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97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198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199" style:family="text">
      <style:text-properties fo:font-size="10.00pt" fo:font-weight="normal" fo:font-family="AnjaliOldLipi" style:font-family-asian="AnjaliOldLipi" style:font-family-complex="AnjaliOldLipi" fo:background-color="#ffffff" fo:color="#660e7a" fo:font-style="italic"/>
    </style:style>
    <style:style style:name="T20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01" style:family="text">
      <style:text-properties fo:font-size="10.00pt" fo:font-weight="normal" fo:font-family="AnjaliOldLipi" style:font-family-asian="AnjaliOldLipi" style:font-family-complex="AnjaliOldLipi" fo:background-color="#ffffff" fo:color="#660e7a" fo:font-style="italic"/>
    </style:style>
    <style:style style:name="T202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03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04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05" style:family="text">
      <style:text-properties fo:font-size="10.00pt" fo:font-weight="normal" fo:font-family="AnjaliOldLipi" style:font-family-asian="AnjaliOldLipi" style:font-family-complex="AnjaliOldLipi" fo:background-color="#ffffff" fo:color="#2196f3"/>
    </style:style>
    <style:style style:name="T206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07" style:family="text">
      <style:text-properties fo:font-size="10.00pt" fo:font-weight="normal" fo:font-family="AnjaliOldLipi" style:font-family-asian="AnjaliOldLipi" style:font-family-complex="AnjaliOldLipi" fo:background-color="#ffffff" fo:color="#2196f3"/>
    </style:style>
    <style:style style:name="T208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09" style:family="text">
      <style:text-properties fo:font-size="10.00pt" fo:font-weight="normal" fo:font-family="AnjaliOldLipi" style:font-family-asian="AnjaliOldLipi" style:font-family-complex="AnjaliOldLipi" fo:background-color="#ffffff" fo:color="#008000"/>
    </style:style>
    <style:style style:name="T210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11" style:family="text">
      <style:text-properties fo:font-size="10.00pt" fo:font-weight="normal" fo:font-family="AnjaliOldLipi" style:font-family-asian="AnjaliOldLipi" style:font-family-complex="AnjaliOldLipi" fo:background-color="#ffffff" fo:color="#660e7a"/>
    </style:style>
    <style:style style:name="T212" style:family="text">
      <style:text-properties fo:font-size="10.00pt" fo:font-weight="normal" fo:font-family="AnjaliOldLipi" style:font-family-asian="AnjaliOldLipi" style:font-family-complex="AnjaliOldLipi" fo:background-color="#ffffff" fo:color="#008000"/>
    </style:style>
    <style:style style:name="T213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1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15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1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17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1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19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2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21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2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23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2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25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26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27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28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29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30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31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32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33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34" style:family="text">
      <style:text-properties fo:font-size="12.00pt" fo:font-weight="normal" fo:font-family="AnjaliOldLipi" style:font-family-asian="AnjaliOldLipi" style:font-family-complex="AnjaliOldLipi" fo:background-color="#ffffff" fo:color="#000000"/>
    </style:style>
    <style:style style:name="T235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bold" fo:font-family="AnjaliOldLipi" style:font-family-asian="AnjaliOldLipi" style:font-family-complex="AnjaliOldLipi" fo:background-color="transparent" fo:color="#000000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242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43" style:family="text">
      <style:text-properties fo:font-size="12.00pt" fo:font-weight="normal" fo:font-family="AnjaliOldLipi" style:font-family-asian="AnjaliOldLipi" style:font-family-complex="AnjaliOldLipi" fo:background-color="#ffffff" style:use-window-font-color="true"/>
    </style:style>
    <style:style style:name="T244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245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46" style:family="text">
      <style:text-properties fo:font-size="12.00pt" fo:font-weight="normal" fo:font-family="AnjaliOldLipi" style:font-family-asian="AnjaliOldLipi" style:font-family-complex="AnjaliOldLipi" fo:background-color="#ffffff" style:use-window-font-color="true"/>
    </style:style>
    <style:style style:name="T247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248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49" style:family="text">
      <style:text-properties fo:font-size="10.00pt" fo:font-weight="normal" fo:font-family="AnjaliOldLipi" style:font-family-asian="AnjaliOldLipi" style:font-family-complex="AnjaliOldLipi" fo:background-color="#ffffff" fo:color="#008000"/>
    </style:style>
    <style:style style:name="T250" style:family="text">
      <style:text-properties fo:font-size="10.00pt" fo:font-weight="normal" fo:font-family="AnjaliOldLipi" style:font-family-asian="AnjaliOldLipi" style:font-family-complex="AnjaliOldLipi" fo:background-color="#ffffff" fo:color="#808080" fo:font-style="italic"/>
    </style:style>
    <style:style style:name="T251" style:family="text">
      <style:text-properties fo:font-size="12.00pt" fo:font-weight="normal" fo:font-family="AnjaliOldLipi" style:font-family-asian="AnjaliOldLipi" style:font-family-complex="AnjaliOldLipi" fo:background-color="#ffffff" style:use-window-font-color="true"/>
    </style:style>
    <style:style style:name="T252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253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54" style:family="text">
      <style:text-properties fo:font-size="12.00pt" fo:font-weight="normal" fo:font-family="AnjaliOldLipi" style:font-family-asian="AnjaliOldLipi" style:font-family-complex="AnjaliOldLipi" fo:background-color="#ffffff" style:use-window-font-color="true"/>
    </style:style>
    <style:style style:name="T255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256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57" style:family="text">
      <style:text-properties fo:font-size="12.00pt" fo:font-weight="normal" fo:font-family="AnjaliOldLipi" style:font-family-asian="AnjaliOldLipi" style:font-family-complex="AnjaliOldLipi" fo:background-color="#ffffff" style:use-window-font-color="true"/>
    </style:style>
    <style:style style:name="T258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59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260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61" style:family="text">
      <style:text-properties fo:font-size="10.00pt" fo:font-weight="normal" fo:font-family="AnjaliOldLipi" style:font-family-asian="AnjaliOldLipi" style:font-family-complex="AnjaliOldLipi" fo:background-color="#ffffff" fo:color="#008000"/>
    </style:style>
    <style:style style:name="T262" style:family="text">
      <style:text-properties fo:font-size="12.00pt" fo:font-weight="normal" fo:font-family="AnjaliOldLipi" style:font-family-asian="AnjaliOldLipi" style:font-family-complex="AnjaliOldLipi" fo:background-color="#ffffff" style:use-window-font-color="true"/>
    </style:style>
    <style:style style:name="T263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264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65" style:family="text">
      <style:text-properties fo:font-size="12.00pt" fo:font-weight="normal" fo:font-family="AnjaliOldLipi" style:font-family-asian="AnjaliOldLipi" style:font-family-complex="AnjaliOldLipi" fo:background-color="#ffffff" style:use-window-font-color="true"/>
    </style:style>
    <style:style style:name="T266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67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268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69" style:family="text">
      <style:text-properties fo:font-size="12.00pt" fo:font-weight="normal" fo:font-family="AnjaliOldLipi" style:font-family-asian="AnjaliOldLipi" style:font-family-complex="AnjaliOldLipi" fo:background-color="#ffffff" style:use-window-font-color="true"/>
    </style:style>
    <style:style style:name="T270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71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272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73" style:family="text">
      <style:text-properties fo:font-size="12.00pt" fo:font-weight="normal" fo:font-family="AnjaliOldLipi" style:font-family-asian="AnjaliOldLipi" style:font-family-complex="AnjaliOldLipi" fo:background-color="#ffffff" style:use-window-font-color="true"/>
    </style:style>
    <style:style style:name="T274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75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276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77" style:family="text">
      <style:text-properties fo:font-size="12.00pt" fo:font-weight="normal" fo:font-family="AnjaliOldLipi" style:font-family-asian="AnjaliOldLipi" style:font-family-complex="AnjaliOldLipi" fo:background-color="#ffffff" style:use-window-font-color="true"/>
    </style:style>
    <style:style style:name="T278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279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80" style:family="text">
      <style:text-properties fo:font-size="12.00pt" fo:font-weight="normal" fo:font-family="AnjaliOldLipi" style:font-family-asian="AnjaliOldLipi" style:font-family-complex="AnjaliOldLipi" fo:background-color="#ffffff" style:use-window-font-color="true"/>
    </style:style>
    <style:style style:name="T281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82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283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84" style:family="text">
      <style:text-properties fo:font-size="12.00pt" fo:font-weight="normal" fo:font-family="AnjaliOldLipi" style:font-family-asian="AnjaliOldLipi" style:font-family-complex="AnjaliOldLipi" fo:background-color="#ffffff" style:use-window-font-color="true"/>
    </style:style>
    <style:style style:name="T285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86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287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88" style:family="text">
      <style:text-properties fo:font-size="12.00pt" fo:font-weight="normal" fo:font-family="AnjaliOldLipi" style:font-family-asian="AnjaliOldLipi" style:font-family-complex="AnjaliOldLipi" fo:background-color="#ffffff" style:use-window-font-color="true"/>
    </style:style>
    <style:style style:name="T289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90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291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92" style:family="text">
      <style:text-properties fo:font-size="12.00pt" fo:font-weight="normal" fo:font-family="AnjaliOldLipi" style:font-family-asian="AnjaliOldLipi" style:font-family-complex="AnjaliOldLipi" fo:background-color="#ffffff" style:use-window-font-color="true"/>
    </style:style>
    <style:style style:name="T293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294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95" style:family="text">
      <style:text-properties fo:font-size="12.00pt" fo:font-weight="normal" fo:font-family="AnjaliOldLipi" style:font-family-asian="AnjaliOldLipi" style:font-family-complex="AnjaliOldLipi" fo:background-color="#ffffff" style:use-window-font-color="true"/>
    </style:style>
    <style:style style:name="T296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97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298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299" style:family="text">
      <style:text-properties fo:font-size="12.00pt" fo:font-weight="normal" fo:font-family="AnjaliOldLipi" style:font-family-asian="AnjaliOldLipi" style:font-family-complex="AnjaliOldLipi" fo:background-color="#ffffff" style:use-window-font-color="true"/>
    </style:style>
    <style:style style:name="T300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301" style:family="text">
      <style:text-properties fo:font-size="10.00pt" fo:font-weight="normal" fo:font-family="AnjaliOldLipi" style:font-family-asian="AnjaliOldLipi" style:font-family-complex="AnjaliOldLipi" fo:background-color="#ffffff" fo:color="#808080" fo:font-style="italic"/>
    </style:style>
    <style:style style:name="T302" style:family="text">
      <style:text-properties fo:font-size="12.00pt" fo:font-weight="normal" fo:font-family="AnjaliOldLipi" style:font-family-asian="AnjaliOldLipi" style:font-family-complex="AnjaliOldLipi" fo:background-color="#ffffff" style:use-window-font-color="true"/>
    </style:style>
    <style:style style:name="T303" style:family="text">
      <style:text-properties fo:font-size="10.00pt" fo:font-weight="normal" fo:font-family="AnjaliOldLipi" style:font-family-asian="AnjaliOldLipi" style:font-family-complex="AnjaliOldLipi" fo:background-color="#ffffff" fo:color="#808080" fo:font-style="italic"/>
    </style:style>
    <style:style style:name="T304" style:family="text">
      <style:text-properties fo:font-size="10.00pt" fo:font-weight="normal" fo:font-family="AnjaliOldLipi" style:font-family-asian="AnjaliOldLipi" style:font-family-complex="AnjaliOldLipi" fo:background-color="#ffffff" fo:color="#000080"/>
    </style:style>
    <style:style style:name="T305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306" style:family="text">
      <style:text-properties fo:font-size="12.00pt" fo:font-weight="normal" fo:font-family="AnjaliOldLipi" style:font-family-asian="AnjaliOldLipi" style:font-family-complex="AnjaliOldLipi" fo:background-color="#ffffff" style:use-window-font-color="true"/>
    </style:style>
    <style:style style:name="T307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308" style:family="text">
      <style:text-properties fo:font-size="12.00pt" fo:font-weight="normal" fo:font-family="AnjaliOldLipi" style:font-family-asian="AnjaliOldLipi" style:font-family-complex="AnjaliOldLipi" fo:background-color="#ffffff" style:use-window-font-color="true"/>
    </style:style>
    <style:style style:name="T309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310" style:family="text">
      <style:text-properties fo:font-size="12.00pt" fo:font-weight="normal" fo:font-family="AnjaliOldLipi" style:font-family-asian="AnjaliOldLipi" style:font-family-complex="AnjaliOldLipi" fo:background-color="#ffffff" style:use-window-font-color="true"/>
    </style:style>
    <style:style style:name="T311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312" style:family="text">
      <style:text-properties fo:font-size="12.00pt" fo:font-weight="normal" fo:font-family="AnjaliOldLipi" style:font-family-asian="AnjaliOldLipi" style:font-family-complex="AnjaliOldLipi" fo:background-color="#ffffff" style:use-window-font-color="true"/>
    </style:style>
    <style:style style:name="T313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314" style:family="text">
      <style:text-properties fo:font-size="12.00pt" fo:font-weight="normal" fo:font-family="AnjaliOldLipi" style:font-family-asian="AnjaliOldLipi" style:font-family-complex="AnjaliOldLipi" fo:background-color="#ffffff" style:use-window-font-color="true"/>
    </style:style>
    <style:style style:name="T315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316" style:family="text">
      <style:text-properties fo:font-size="12.00pt" fo:font-weight="normal" fo:font-family="AnjaliOldLipi" style:font-family-asian="AnjaliOldLipi" style:font-family-complex="AnjaliOldLipi" fo:background-color="#ffffff" style:use-window-font-color="true"/>
    </style:style>
    <style:style style:name="T317" style:family="text">
      <style:text-properties fo:font-size="10.00pt" fo:font-weight="normal" fo:font-family="AnjaliOldLipi" style:font-family-asian="AnjaliOldLipi" style:font-family-complex="AnjaliOldLipi" fo:background-color="#ffffff" fo:color="#000000"/>
    </style:style>
    <style:style style:name="T318" style:family="text">
      <style:text-properties fo:font-size="12.00pt" fo:font-weight="normal" fo:font-family="AnjaliOldLipi" style:font-family-asian="AnjaliOldLipi" style:font-family-complex="AnjaliOldLipi" fo:background-color="#ffffff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FLUTTER DICE </text:span></text:p>
      <text:p text:style-name="P1"><text:span text:style-name="T2"/></text:p>
      <text:p text:style-name="P1"><text:span text:style-name="T3">09 Dec 2023<text:s text:c="94"/>Chhavi Verma</text:span></text:p>
      <text:p text:style-name="P1"><text:span text:style-name="T4"/></text:p>
      <text:p text:style-name="P2"><text:span text:style-name="T5">main.dart:</text:span></text:p>
      <text:p text:style-name="P2"><text:span text:style-name="T6"/></text:p>
      <text:p text:style-name="P2"><text:span text:style-name="T7">import<text:s/></text:span><text:span text:style-name="T8">'dart:math'</text:span><text:span text:style-name="T9">;</text:span><text:span text:style-name="T10"><text:line-break/><text:line-break/></text:span><text:span text:style-name="T11">import<text:s/></text:span><text:span text:style-name="T12">'package:flutter/material.dart'</text:span><text:span text:style-name="T13">;</text:span><text:span text:style-name="T14"><text:line-break/></text:span><text:span text:style-name="T15">void<text:s/></text:span><text:span text:style-name="T16">main() {</text:span><text:span text:style-name="T17"><text:line-break/></text:span><text:span text:style-name="T18"><text:s text:c="2"/>runApp(</text:span><text:span text:style-name="T19">MaterialApp</text:span><text:span text:style-name="T20">(</text:span><text:span text:style-name="T21"><text:line-break/></text:span><text:span text:style-name="T22"><text:s text:c="6"/>home:</text:span><text:span text:style-name="T23">Scaffold</text:span><text:span text:style-name="T24">(</text:span><text:span text:style-name="T25"><text:line-break/></text:span><text:span text:style-name="T26"><text:s text:c="8"/>appBar:<text:s/></text:span><text:span text:style-name="T27">AppBar</text:span><text:span text:style-name="T28">(</text:span><text:span text:style-name="T29"><text:line-break/></text:span><text:span text:style-name="T30"><text:s text:c="10"/>title:<text:s/></text:span><text:span text:style-name="T31">Text</text:span><text:span text:style-name="T32">(</text:span><text:span text:style-name="T33">"Hello"</text:span><text:span text:style-name="T34"><text:line-break/></text:span><text:span text:style-name="T35"><text:s text:c="10"/></text:span><text:span text:style-name="T36">),</text:span><text:span text:style-name="T37"><text:line-break/></text:span><text:span text:style-name="T38"><text:s text:c="8"/>),</text:span><text:span text:style-name="T39"><text:line-break/></text:span><text:span text:style-name="T40"><text:s text:c="8"/>body:<text:s/></text:span><text:span text:style-name="T41">Diecepage</text:span><text:span text:style-name="T42">(),</text:span><text:span text:style-name="T43"><text:line-break/></text:span><text:span text:style-name="T44"><text:s text:c="6"/>)</text:span><text:span text:style-name="T45"><text:line-break/></text:span><text:span text:style-name="T46"><text:s text:c="2"/>));</text:span><text:span text:style-name="T47"><text:line-break/></text:span><text:span text:style-name="T48">}</text:span><text:span text:style-name="T49"><text:line-break/></text:span><text:span text:style-name="T50">class<text:s/></text:span><text:span text:style-name="T51">Diecepage<text:s/></text:span><text:span text:style-name="T52">extends<text:s/></text:span><text:span text:style-name="T53">StatefulWidget {</text:span><text:span text:style-name="T54"><text:line-break/></text:span><text:span text:style-name="T55"><text:s text:c="2"/></text:span><text:span text:style-name="T56">const<text:s/></text:span><text:span text:style-name="T57">Diecepage({</text:span><text:span text:style-name="T58">super</text:span><text:span text:style-name="T59">.key});</text:span><text:span text:style-name="T60"><text:line-break/><text:line-break/></text:span><text:span text:style-name="T61"><text:s text:c="2"/></text:span><text:span text:style-name="T62">@override</text:span><text:span text:style-name="T63"><text:line-break/></text:span><text:span text:style-name="T64"><text:s text:c="2"/></text:span><text:span text:style-name="T65">State&lt;Diecepage&gt; createState() =&gt;<text:s/></text:span><text:span text:style-name="T66">_DiecepageState</text:span><text:span text:style-name="T67">();</text:span><text:span text:style-name="T68"><text:line-break/></text:span><text:span text:style-name="T69">}</text:span><text:span text:style-name="T70"><text:line-break/></text:span><text:span text:style-name="T71">class<text:s/></text:span><text:span text:style-name="T72">_DiecepageState<text:s/></text:span><text:span text:style-name="T73">extends<text:s/></text:span><text:span text:style-name="T74">State&lt;Diecepage&gt; {</text:span><text:span text:style-name="T75"><text:line-break/></text:span><text:span text:style-name="T76"><text:s text:c="2"/>int<text:s/></text:span><text:span text:style-name="T77">left</text:span><text:span text:style-name="T78">=</text:span><text:span text:style-name="T79">1</text:span><text:span text:style-name="T80">;</text:span><text:span text:style-name="T81"><text:line-break/></text:span><text:span text:style-name="T82"><text:s text:c="2"/>int<text:s/></text:span><text:span text:style-name="T83">right</text:span><text:span text:style-name="T84">=</text:span><text:span text:style-name="T85">2</text:span><text:span text:style-name="T86">;</text:span><text:span text:style-name="T87"><text:line-break/></text:span><text:span text:style-name="T88"><text:s text:c="2"/></text:span><text:span text:style-name="T89">void<text:s/></text:span><text:span text:style-name="T90">change(){</text:span><text:span text:style-name="T91"><text:line-break/></text:span><text:span text:style-name="T92"><text:s text:c="4"/>setState(() {</text:span><text:span text:style-name="T93"><text:line-break/></text:span><text:span text:style-name="T94"><text:s text:c="6"/></text:span><text:span text:style-name="T95">left</text:span><text:span text:style-name="T96">=</text:span><text:span text:style-name="T97">Random</text:span><text:span text:style-name="T98">().nextInt(</text:span><text:span text:style-name="T99">6</text:span><text:span text:style-name="T100">)+</text:span><text:span text:style-name="T101">1</text:span><text:span text:style-name="T102">;</text:span><text:span text:style-name="T103"><text:line-break/></text:span><text:span text:style-name="T104"><text:s text:c="6"/></text:span><text:span text:style-name="T105">right</text:span><text:span text:style-name="T106">=</text:span><text:span text:style-name="T107">Random</text:span><text:span text:style-name="T108">().nextInt(</text:span><text:span text:style-name="T109">6</text:span><text:span text:style-name="T110">)+</text:span><text:span text:style-name="T111">1</text:span><text:span text:style-name="T112">;</text:span><text:span text:style-name="T113"><text:line-break/></text:span><text:span text:style-name="T114"><text:s text:c="4"/>});</text:span><text:span text:style-name="T115"><text:line-break/></text:span><text:span text:style-name="T116"><text:s text:c="2"/>}</text:span><text:span text:style-name="T117"><text:line-break/></text:span><text:span text:style-name="T118"><text:s text:c="2"/></text:span><text:span text:style-name="T119">@override</text:span><text:span text:style-name="T120"><text:line-break/></text:span><text:span text:style-name="T121"><text:s text:c="2"/></text:span><text:span text:style-name="T122">Widget build(BuildContext context) {</text:span><text:span text:style-name="T123"><text:line-break/></text:span><text:span text:style-name="T124"><text:s text:c="4"/></text:span><text:span text:style-name="T125">return<text:s/></text:span><text:span text:style-name="T126">Center</text:span><text:span text:style-name="T127">(</text:span><text:span text:style-name="T128"><text:line-break/></text:span><text:span text:style-name="T129"><text:s text:c="6"/>child:<text:s/></text:span><text:span text:style-name="T130">Container</text:span><text:span text:style-name="T131">(</text:span><text:span text:style-name="T132"><text:line-break/></text:span><text:span text:style-name="T133"><text:s text:c="8"/>child:<text:s/></text:span><text:span text:style-name="T134">Row</text:span><text:span text:style-name="T135">(</text:span><text:span text:style-name="T136"><text:line-break/></text:span><text:span text:style-name="T137"><text:s text:c="10"/>children: [</text:span><text:span text:style-name="T138"><text:line-break/></text:span><text:span text:style-name="T139"><text:s text:c="12"/></text:span><text:span text:style-name="T140">Expanded</text:span><text:span text:style-name="T141">(</text:span><text:span text:style-name="T142"><text:line-break/></text:span><text:span text:style-name="T143"><text:s text:c="14"/>flex:<text:s/></text:span><text:span text:style-name="T144">1</text:span><text:span text:style-name="T145">,</text:span><text:span text:style-name="T146"><text:line-break/></text:span><text:span text:style-name="T147"><text:s text:c="14"/>child:<text:s/></text:span><text:span text:style-name="T148">TextButton</text:span><text:span text:style-name="T149">(</text:span><text:span text:style-name="T150"><text:line-break/></text:span><text:span text:style-name="T151"><text:s text:c="16"/>style: TextButton.</text:span><text:span text:style-name="T152">styleFrom</text:span><text:span text:style-name="T153">(</text:span><text:span text:style-name="T154"><text:line-break/></text:span><text:span text:style-name="T155"><text:s text:c="20"/>backgroundColor: Colors.</text:span><text:span text:style-name="T156">blue</text:span><text:span text:style-name="T157"><text:line-break/></text:span><text:span text:style-name="T158"><text:s text:c="16"/></text:span><text:span text:style-name="T159">),</text:span><text:span text:style-name="T160"><text:line-break/></text:span><text:span text:style-name="T161"><text:s text:c="16"/>child:<text:s/></text:span><text:span text:style-name="T162">Image</text:span><text:span text:style-name="T163">.</text:span><text:span text:style-name="T164">asset</text:span><text:span text:style-name="T165">(</text:span><text:span text:style-name="T166">'images/dice</text:span><text:span text:style-name="T167">$</text:span><text:span text:style-name="T168">left</text:span><text:span text:style-name="T169">.png'</text:span><text:span text:style-name="T170">),</text:span><text:span text:style-name="T171"><text:line-break/></text:span><text:span text:style-name="T172"><text:s text:c="16"/>onPressed: (){</text:span><text:span text:style-name="T173"><text:line-break/></text:span><text:span text:style-name="T174"><text:s text:c="18"/>change();</text:span><text:span text:style-name="T175"><text:line-break/></text:span><text:span text:style-name="T176"><text:s text:c="16"/>},</text:span><text:span text:style-name="T177"><text:line-break/></text:span><text:span text:style-name="T178"><text:s text:c="14"/>),</text:span><text:span text:style-name="T179"><text:line-break/></text:span><text:span text:style-name="T180"><text:s text:c="12"/>),</text:span><text:span text:style-name="T181"><text:line-break/></text:span><text:span text:style-name="T182"><text:s text:c="12"/></text:span><text:span text:style-name="T183">Expanded</text:span><text:span text:style-name="T184">(</text:span><text:span text:style-name="T185"><text:line-break/></text:span><text:span text:style-name="T186"><text:s text:c="14"/>flex:<text:s/></text:span><text:span text:style-name="T187">1</text:span><text:span text:style-name="T188">,</text:span><text:span text:style-name="T189"><text:line-break/></text:span><text:span text:style-name="T190"><text:s text:c="14"/>child:<text:s/></text:span><text:span text:style-name="T191">TextButton</text:span><text:span text:style-name="T192">(</text:span><text:span text:style-name="T193"><text:line-break/></text:span><text:span text:style-name="T194"><text:s text:c="16"/>style: TextButton.</text:span><text:span text:style-name="T195">styleFrom</text:span><text:span text:style-name="T196">(</text:span><text:span text:style-name="T197"><text:line-break/></text:span><text:span text:style-name="T198"><text:s text:c="20"/>backgroundColor: Colors.</text:span><text:span text:style-name="T199">blue</text:span><text:span text:style-name="T200"><text:line-break/></text:span><text:span text:style-name="T201"><text:s text:c="16"/></text:span><text:span text:style-name="T202">),</text:span><text:span text:style-name="T203"><text:line-break/></text:span><text:span text:style-name="T204"><text:s text:c="16"/>child:<text:s/></text:span><text:span text:style-name="T205">Image</text:span><text:span text:style-name="T206">.</text:span><text:span text:style-name="T207">asset</text:span><text:span text:style-name="T208">(</text:span><text:span text:style-name="T209">'images/dice</text:span><text:span text:style-name="T210">$</text:span><text:span text:style-name="T211">right</text:span><text:span text:style-name="T212">.png'</text:span><text:span text:style-name="T213">),</text:span><text:span text:style-name="T214"><text:line-break/></text:span><text:span text:style-name="T215"><text:s text:c="16"/>onPressed: (){</text:span><text:span text:style-name="T216"><text:line-break/></text:span><text:span text:style-name="T217"><text:s text:c="18"/>change();</text:span><text:span text:style-name="T218"><text:line-break/></text:span><text:span text:style-name="T219"><text:s text:c="16"/>},</text:span><text:span text:style-name="T220"><text:line-break/></text:span><text:span text:style-name="T221"><text:s text:c="14"/>),</text:span><text:span text:style-name="T222"><text:line-break/></text:span><text:span text:style-name="T223"><text:s text:c="12"/>),</text:span><text:span text:style-name="T224"><text:line-break/></text:span><text:span text:style-name="T225"><text:s text:c="10"/>],</text:span><text:span text:style-name="T226"><text:line-break/></text:span><text:span text:style-name="T227"><text:s text:c="8"/>),</text:span><text:span text:style-name="T228"><text:line-break/></text:span><text:span text:style-name="T229"><text:s text:c="6"/>),</text:span><text:span text:style-name="T230"><text:line-break/></text:span><text:span text:style-name="T231"><text:s text:c="4"/>);</text:span><text:span text:style-name="T232"><text:line-break/></text:span><text:span text:style-name="T233"><text:s text:c="2"/>}</text:span><text:span text:style-name="T234"><text:line-break/></text:span><text:span text:style-name="T235">}</text:span></text:p>
      <text:p text:style-name="P2"><text:span text:style-name="T236"/></text:p>
      <text:p text:style-name="P2"><text:span text:style-name="T237">SCREENSHOTS:</text:span></text:p>
      <text:p text:style-name="P2"><text:span text:style-name="T238"/></text:p>
      <text:p text:style-name="P2"><draw:frame text:anchor-type="as-char" svg:width="169.97mm" svg:height="91.44mm" style:rel-width="scale" style:rel-height="scale"><draw:object-ole xlink:href="OleObj1"/><draw:image xlink:href="ObjectReplacements/OleObj1"/></draw:frame><text:span text:style-name="T238"/></text:p>
      <text:p text:style-name="P2"><text:span text:style-name="T238"/></text:p>
      <text:p text:style-name="P2"><text:span text:style-name="T238"/></text:p>
      <text:p text:style-name="P2"><text:span text:style-name="T238"/></text:p>
      <text:p text:style-name="P2"><text:span text:style-name="T238"/></text:p>
      <text:p text:style-name="P2"><text:span text:style-name="T238"/></text:p>
      <text:p text:style-name="P2"><text:span text:style-name="T238"/></text:p>
      <text:p text:style-name="P2"><text:span text:style-name="T238"/></text:p>
      <text:p text:style-name="P2"><text:span text:style-name="T238"/></text:p>
      <text:p text:style-name="P2"><text:span text:style-name="T239">pubspec.yaml :</text:span></text:p>
      <text:p text:style-name="P2"><text:span text:style-name="T240"/></text:p>
      <text:p text:style-name="P2"><text:span text:style-name="T241">name</text:span><text:span text:style-name="T242">: flutter1</text:span><text:span text:style-name="T243"><text:line-break/></text:span><text:span text:style-name="T244">description</text:span><text:span text:style-name="T245">: A new Flutter project.</text:span><text:span text:style-name="T246"><text:line-break/><text:line-break/></text:span><text:span text:style-name="T247">publish_to</text:span><text:span text:style-name="T248">:<text:s/></text:span><text:span text:style-name="T249">'none'<text:s/></text:span><text:span text:style-name="T250"># Remove this line if you wish to publish to pub.dev</text:span><text:span text:style-name="T251"><text:line-break/><text:line-break/></text:span><text:span text:style-name="T252">version</text:span><text:span text:style-name="T253">: 1.0.0+1</text:span><text:span text:style-name="T254"><text:line-break/><text:line-break/></text:span><text:span text:style-name="T255">environment</text:span><text:span text:style-name="T256">:</text:span><text:span text:style-name="T257"><text:line-break/></text:span><text:span text:style-name="T258"><text:s text:c="2"/></text:span><text:span text:style-name="T259">sdk</text:span><text:span text:style-name="T260">:<text:s/></text:span><text:span text:style-name="T261">'&gt;=2.18.6 &lt;3.0.0'</text:span><text:span text:style-name="T262"><text:line-break/><text:line-break/></text:span><text:span text:style-name="T263">dependencies</text:span><text:span text:style-name="T264">:</text:span><text:span text:style-name="T265"><text:line-break/></text:span><text:span text:style-name="T266"><text:s text:c="2"/></text:span><text:span text:style-name="T267">flutter</text:span><text:span text:style-name="T268">:</text:span><text:span text:style-name="T269"><text:line-break/></text:span><text:span text:style-name="T270"><text:s text:c="4"/></text:span><text:span text:style-name="T271">sdk</text:span><text:span text:style-name="T272">: flutter</text:span><text:span text:style-name="T273"><text:line-break/><text:line-break/></text:span><text:span text:style-name="T274"><text:s text:c="2"/></text:span><text:span text:style-name="T275">cupertino_icons</text:span><text:span text:style-name="T276">: ^1.0.2</text:span><text:span text:style-name="T277"><text:line-break/><text:line-break/></text:span><text:span text:style-name="T278">dev_dependencies</text:span><text:span text:style-name="T279">:</text:span><text:span text:style-name="T280"><text:line-break/></text:span><text:span text:style-name="T281"><text:s text:c="2"/></text:span><text:span text:style-name="T282">flutter_test</text:span><text:span text:style-name="T283">:</text:span><text:span text:style-name="T284"><text:line-break/></text:span><text:span text:style-name="T285"><text:s text:c="4"/></text:span><text:span text:style-name="T286">sdk</text:span><text:span text:style-name="T287">: flutter</text:span><text:span text:style-name="T288"><text:line-break/><text:line-break/></text:span><text:span text:style-name="T289"><text:s text:c="2"/></text:span><text:span text:style-name="T290">flutter_lints</text:span><text:span text:style-name="T291">: ^2.0.0</text:span><text:span text:style-name="T292"><text:line-break/><text:line-break/></text:span><text:span text:style-name="T293">flutter</text:span><text:span text:style-name="T294">:</text:span><text:span text:style-name="T295"><text:line-break/></text:span><text:span text:style-name="T296"><text:s text:c="2"/></text:span><text:span text:style-name="T297">uses-material-design</text:span><text:span text:style-name="T298">: true</text:span><text:span text:style-name="T299"><text:line-break/></text:span><text:span text:style-name="T300"><text:s text:c="2"/></text:span><text:span text:style-name="T301"># To add assets to your application, add an assets section, like this:</text:span><text:span text:style-name="T302"><text:line-break/></text:span><text:span text:style-name="T303"><text:s text:c="2"/></text:span><text:span text:style-name="T304">assets</text:span><text:span text:style-name="T305">:</text:span><text:span text:style-name="T306"><text:line-break/></text:span><text:span text:style-name="T307"><text:s text:c="4"/>- images/dice1.png</text:span><text:span text:style-name="T308"><text:line-break/></text:span><text:span text:style-name="T309"><text:s text:c="4"/>- images/dice2.png</text:span><text:span text:style-name="T310"><text:line-break/></text:span><text:span text:style-name="T311"><text:s text:c="4"/>- images/dice3.png</text:span><text:span text:style-name="T312"><text:line-break/></text:span><text:span text:style-name="T313"><text:s text:c="4"/>- images/dice4.png</text:span><text:span text:style-name="T314"><text:line-break/></text:span><text:span text:style-name="T315"><text:s text:c="4"/>- images/dice5.png</text:span><text:span text:style-name="T316"><text:line-break/></text:span><text:span text:style-name="T317"><text:s text:c="4"/>- images/dice6.png</text:span><text:span text:style-name="T318"><text:line-break/></text:span></text:p>
      <text:p text:style-name="P2"><text:span text:style-name="T319"/></text:p>
      <text:p text:style-name="P2"><text:span text:style-name="T31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